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Tahoma" svg:font-family="Tahoma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198.44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39.9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9.93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7.9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Tahoma" fo:font-size="20pt" fo:language="none" fo:country="none" fo:font-weight="bold" style:font-name-asian="Tahoma" style:font-size-asian="20pt" style:language-asian="none" style:country-asian="none" style:font-weight-asian="bold" style:font-name-complex="Tahoma" style:font-size-complex="20pt" style:language-complex="none" style:country-complex="none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ek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1"/>
        <table:table-column table:style-name="co6" table:default-cell-style-name="ce11"/>
        <table:table-column table:style-name="co7" table:default-cell-style-name="ce11"/>
        <table:table-column table:style-name="co5" table:number-columns-repeated="1013" table:default-cell-style-name="ce1"/>
        <table:table-column table:style-name="co8" table:number-columns-repeated="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REKAP DOKUMENTASI (11 Nov 2015 – 15 Mei 2017)</text:p>
          </table:table-cell>
          <table:covered-table-cell table:number-columns-repeated="3"/>
          <table:table-cell/>
          <table:table-cell table:style-name="ce12" office:value-type="string" calcext:value-type="string">
            <text:p>TOTAL</text:p>
          </table:table-cell>
          <table:table-cell table:style-name="ce14" table:formula="of:=SUM([.G5:.G26])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ulis</text:p>
          </table:table-cell>
          <table:table-cell table:style-name="ce3" office:value-type="string" calcext:value-type="string">
            <text:p>Tanggal</text:p>
          </table:table-cell>
          <table:table-cell/>
          <table:table-cell table:style-name="ce3" office:value-type="string" calcext:value-type="string">
            <text:p>Penulis</text:p>
          </table:table-cell>
          <table:table-cell table:style-name="ce3" office:value-type="string" calcext:value-type="string">
            <text:p>Jumlah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ara Mudah Install Apache Open Office di Blankon Linux Lewat Terminal View</text:p>
          </table:table-cell>
          <table:table-cell table:style-name="ce9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9" office:value-type="string" calcext:value-type="string">
            <text:p>Published</text:p>
            <text:p>2015/11/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ftian</text:p>
          </table:table-cell>
          <table:table-cell table:style-name="ce5" table:formula="of:=COUNTIF([.C5:.C111];&quot;Aftian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Memasukkan Video pada Open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loysiusKevin</text:p>
          </table:table-cell>
          <table:table-cell table:style-name="ce5" table:formula="of:=COUNTIF([.C5:.C111];&quot;AloysiusKevin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Membuat Aplikasi Desktop Preview Data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ltintop</text:p>
          </table:table-cell>
          <table:table-cell table:style-name="ce5" table:formula="of:=COUNTIF([.C5:.C111];&quot;altintop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[Video] Implementasi ArgoUML untuk Membuat Activity Diagram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risssupriy</text:p>
          </table:table-cell>
          <table:table-cell table:style-name="ce5" table:formula="of:=COUNTIF([.C5:.C111];&quot;arissupriy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nampilkan Syntax Highlighter di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elthsazar_liem</text:p>
          </table:table-cell>
          <table:table-cell table:style-name="ce5" table:formula="of:=COUNTIF([.C5:.C111];&quot;belthsazar_liem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Membaca Berkas LibreOffice di Android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uitenzorg812</text:p>
          </table:table-cell>
          <table:table-cell table:style-name="ce5" table:formula="of:=COUNTIF([.C5:.C111];&quot;buitenzorg812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buat Aplikasi Desktop Export Data Tabel ke Open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Estu Fardani</text:p>
          </table:table-cell>
          <table:table-cell table:style-name="ce5" table:formula="of:=COUNTIF([.C5:.C111];&quot;Estu Fardani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Memasang Theme Firefox di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Faiq Aminuddin</text:p>
          </table:table-cell>
          <table:table-cell table:style-name="ce5" table:formula="of:=COUNTIF([.C5:.C111];&quot;Faiq Aminuddin&quot;)"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embuat Aplikasi Desktop Export PDF ke HTML5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hactux</text:p>
          </table:table-cell>
          <table:table-cell table:style-name="ce5" table:formula="of:=COUNTIF([.C5:.C111];&quot;hactux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Mengubah Angka Romawi Menjadi Angka Biasa /Arabic Numb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hahn</text:p>
          </table:table-cell>
          <table:table-cell table:style-name="ce5" table:formula="of:=COUNTIF([.C5:.C111];&quot;hahn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engubah Angka Desimal Menjadi Angka Romawi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nsect</text:p>
          </table:table-cell>
          <table:table-cell table:style-name="ce5" table:formula="of:=COUNTIF([.C5:.C111];&quot;insect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Mengubah Angka Desimal menjadi Angka Binary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kuriyanto</text:p>
          </table:table-cell>
          <table:table-cell table:style-name="ce5" table:formula="of:=COUNTIF([.C5:.C111];&quot;kuriyanto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engubah Angka Binary menjadi Angka Desimal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mhzdyr</text:p>
          </table:table-cell>
          <table:table-cell table:style-name="ce5" table:formula="of:=COUNTIF([.C5:.C111];&quot;mhzdyr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Mengubah Angka Dengan Format Currency Menjadi Text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nandasyam</text:p>
          </table:table-cell>
          <table:table-cell table:style-name="ce5" table:formula="of:=COUNTIF([.C5:.C111];&quot;nandasyam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Memanfaatkan Fungsi EXACT Pada LibreOffice Calc Untuk Mencocokkan Dat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Pantana</text:p>
          </table:table-cell>
          <table:table-cell table:style-name="ce5" table:formula="of:=COUNTIF([.C5:.C111];&quot;Pantana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Menghitung Character Data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Prince Of Giri</text:p>
          </table:table-cell>
          <table:table-cell table:style-name="ce5" table:formula="of:=COUNTIF([.C5:.C111];&quot;Prince Of Giri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Edit Dokumen PDF dengan LibreOffice Draw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Rania_el_Amina</text:p>
          </table:table-cell>
          <table:table-cell table:style-name="ce5" table:formula="of:=COUNTIF([.C5:.C111];&quot;Rania_el_Amina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Membuat Aplikasi Desktop dengan Database LibreOffice Bas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resarahadian</text:p>
          </table:table-cell>
          <table:table-cell table:style-name="ce5" table:formula="of:=COUNTIF([.C5:.C111];&quot;resarahadian&quot;)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Cara Mudah Akses Database MySQL di LibreOffice Bas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3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sdmoko</text:p>
          </table:table-cell>
          <table:table-cell table:style-name="ce5" table:formula="of:=COUNTIF([.C5:.C111];&quot;sdmoko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Export Data MySQL Ke Open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3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sepatufans</text:p>
          </table:table-cell>
          <table:table-cell table:style-name="ce5" table:formula="of:=COUNTIF([.C5:.C111];&quot;sepatufans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Membuat Diagram UML dengan LibreOffice Draw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trisfaizal</text:p>
          </table:table-cell>
          <table:table-cell table:style-name="ce5" table:formula="of:=COUNTIF([.C5:.C111];&quot;trisfaizal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Membuat Aplikasi Desktop Export Berkas ke PDF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winardiaris</text:p>
          </table:table-cell>
          <table:table-cell table:style-name="ce5" table:formula="of:=COUNTIF([.C5:.C111];&quot;winardiaris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Writer / Pengolah Kata dengan Material Design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 table:number-columns-repeated="1020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Membuat Aplikasi Desktop Laporan Pengiriman Barang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Membuat Aplikasi Client Server untuk Perkantoran/Usaha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1020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[Video] Pengenalan Eclipse untuk Membuat Aplikasi Desktop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1020"/>
        </table:table-row>
        <table:table-row table:style-name="ro5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Menampilkan Surat Al-Qur’an di LibreOffice dan Open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Membuat Aplikasi Barcode Scanner untuk Toko/Minimarket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Google Docs / Aplikasi Office dari Google Berbasis Desktop dengan GW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Asyiknya Bermain Games StarWars di OpenOffice Spreadsheet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8</text:p>
          </table:table-cell>
          <table:table-cell table:number-columns-repeated="1020"/>
        </table:table-row>
        <table:table-row table:style-name="ro5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Memanfaatkan SUMIF dan SUMIFS untuk Menghitung Jumlah Data Berdasarkan Dua Kriteria atau Lebih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1</text:p>
          </table:table-cell>
          <table:table-cell table:number-columns-repeated="1020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Membuat Aplikasi Cek Flashdisk untuk Distro Linux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1</text:p>
          </table:table-cell>
          <table:table-cell table:number-columns-repeated="1020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Membuat Aplikasi Kompresi (Zip) Berkas Teks di Distro Linux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2</text:p>
          </table:table-cell>
          <table:table-cell table:number-columns-repeated="1020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Menghitung Masa Kerja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3</text:p>
          </table:table-cell>
          <table:table-cell table:number-columns-repeated="1020"/>
        </table:table-row>
        <table:table-row table:style-name="ro5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Membuka dan Extract ISO Distro Linux di Android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3</text:p>
          </table:table-cell>
          <table:table-cell table:number-columns-repeated="1020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Fungsi ADDRESS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4</text:p>
          </table:table-cell>
          <table:table-cell table:number-columns-repeated="1020"/>
        </table:table-row>
        <table:table-row table:style-name="ro5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Menghilangkan Spasi Ganda Antar Kata Dengan Fungsi TRIM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8</text:p>
          </table:table-cell>
          <table:table-cell table:number-columns-repeated="1020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embuat Aplikasi Desktop Bantuan Blankon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6/01/19</text:p>
          </table:table-cell>
          <table:table-cell table:number-columns-repeated="1020"/>
        </table:table-row>
        <table:table-row table:style-name="ro5"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y-cruncher – menghitung kecepatan komputasi CPU di Linux 64 bit View</text:p>
          </table:table-cell>
          <table:table-cell table:style-name="ce10" office:value-type="string" calcext:value-type="string">
            <text:p><text:a xlink:href="http://panduan.blankonlinux.or.id/wp-admin/edit.php?post_type=post&amp;author=23" xlink:type="simple">sepatufans</text:a></text:p>
          </table:table-cell>
          <table:table-cell table:style-name="ce10" office:value-type="string" calcext:value-type="string">
            <text:p>Published</text:p>
            <text:p>2016/01/19</text:p>
          </table:table-cell>
          <table:table-cell table:number-columns-repeated="1020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engenal LibreOffice Math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2/03</text:p>
          </table:table-cell>
          <table:table-cell table:number-columns-repeated="1020"/>
        </table:table-row>
        <table:table-row table:style-name="ro5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Fungsi DATE pada Libre 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4/27</text:p>
          </table:table-cell>
          <table:table-cell table:number-columns-repeated="1020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Menghitung Hari Dengan Fungsi Yearfrac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5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Fungsi Datevalue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Kode Error LibreOffice Calc (Bagian Pertama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5"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Kode Error LibreOffice Calc (Bagian ke-2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5</text:p>
          </table:table-cell>
          <table:table-cell table:number-columns-repeated="1020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Kode Error LibreOffice Calc (Bagian 3/Ringkasan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6</text:p>
          </table:table-cell>
          <table:table-cell table:number-columns-repeated="1020"/>
        </table:table-row>
        <table:table-row table:style-name="ro5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Mengubah Angka Menjadi Tulisan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6</text:p>
          </table:table-cell>
          <table:table-cell table:number-columns-repeated="1020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7" office:value-type="string" calcext:value-type="string">
            <text:p>Mengubah Tanggal Maju/Mundur Dengan Formula EDATE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7</text:p>
          </table:table-cell>
          <table:table-cell table:number-columns-repeated="1020"/>
        </table:table-row>
        <table:table-row table:style-name="ro5"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Memunculkan Waktu Sekarang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7</text:p>
          </table:table-cell>
          <table:table-cell table:number-columns-repeated="1020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Formula/Rumus YEAR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8</text:p>
          </table:table-cell>
          <table:table-cell table:number-columns-repeated="1020"/>
        </table:table-row>
        <table:table-row table:style-name="ro5"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Menghitung Pekan dengan WEEKNUM, WEEKNUM_ADD, dan WEEKDAY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14</text:p>
          </table:table-cell>
          <table:table-cell table:number-columns-repeated="1020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7" office:value-type="string" calcext:value-type="string">
            <text:p>Membuat SKHUNS Dengan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14</text:p>
          </table:table-cell>
          <table:table-cell table:number-columns-repeated="1020"/>
        </table:table-row>
        <table:table-row table:style-name="ro5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Tampilan Awal Libre Office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7" office:value-type="string" calcext:value-type="string">
            <text:p>Fungsi Menu Pada Libre 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5"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Tombol Pintasan Pada Libre 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Formula/Rumus MINUTE, SECOND dan HOUR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06</text:p>
          </table:table-cell>
          <table:table-cell table:number-columns-repeated="1020"/>
        </table:table-row>
        <table:table-row table:style-name="ro5"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Formula MONTH pada Libre 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11</text:p>
          </table:table-cell>
          <table:table-cell table:number-columns-repeated="1020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7" office:value-type="string" calcext:value-type="string">
            <text:p>Formula EOMONTH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11</text:p>
          </table:table-cell>
          <table:table-cell table:number-columns-repeated="1020"/>
        </table:table-row>
        <table:table-row table:style-name="ro5"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Mengatur Perubahan Dokumen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14</text:p>
          </table:table-cell>
          <table:table-cell table:number-columns-repeated="1020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7" office:value-type="string" calcext:value-type="string">
            <text:p>Setting Modem di BlankOn Linux X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22</text:p>
          </table:table-cell>
          <table:table-cell table:number-columns-repeated="1020"/>
        </table:table-row>
        <table:table-row table:style-name="ro5"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PASTE SPECIAL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28</text:p>
          </table:table-cell>
          <table:table-cell table:number-columns-repeated="1020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7" office:value-type="string" calcext:value-type="string">
            <text:p>Unbrick TL-WR1043ND V1 dengan serial di Linux Mint View</text:p>
          </table:table-cell>
          <table:table-cell table:style-name="ce10" office:value-type="string" calcext:value-type="string">
            <text:p><text:a xlink:href="http://panduan.blankonlinux.or.id/wp-admin/edit.php?post_type=post&amp;author=110" xlink:type="simple">hactux</text:a></text:p>
          </table:table-cell>
          <table:table-cell table:style-name="ce10" office:value-type="string" calcext:value-type="string">
            <text:p>Published</text:p>
            <text:p>2016/10/07</text:p>
          </table:table-cell>
          <table:table-cell table:number-columns-repeated="1020"/>
        </table:table-row>
        <table:table-row table:style-name="ro5"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Upgrade U-boot pada Router View</text:p>
          </table:table-cell>
          <table:table-cell table:style-name="ce10" office:value-type="string" calcext:value-type="string">
            <text:p><text:a xlink:href="http://panduan.blankonlinux.or.id/wp-admin/edit.php?post_type=post&amp;author=110" xlink:type="simple">hactux</text:a></text:p>
          </table:table-cell>
          <table:table-cell table:style-name="ce10" office:value-type="string" calcext:value-type="string">
            <text:p>Published</text:p>
            <text:p>2016/10/09</text:p>
          </table:table-cell>
          <table:table-cell table:number-columns-repeated="1020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7" office:value-type="string" calcext:value-type="string">
            <text:p>Memasang notepadqq di BlankOn X View</text:p>
          </table:table-cell>
          <table:table-cell table:style-name="ce10" office:value-type="string" calcext:value-type="string">
            <text:p><text:a xlink:href="http://panduan.blankonlinux.or.id/wp-admin/edit.php?post_type=post&amp;author=111" xlink:type="simple">mhzdyr</text:a></text:p>
          </table:table-cell>
          <table:table-cell table:style-name="ce10" office:value-type="string" calcext:value-type="string">
            <text:p>Published</text:p>
            <text:p>2016/10/09</text:p>
          </table:table-cell>
          <table:table-cell table:number-columns-repeated="1020"/>
        </table:table-row>
        <table:table-row table:style-name="ro5"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Memasang Apache MySQL dan PHP 5 di BlankOn X View</text:p>
          </table:table-cell>
          <table:table-cell table:style-name="ce10" office:value-type="string" calcext:value-type="string">
            <text:p><text:a xlink:href="http://panduan.blankonlinux.or.id/wp-admin/edit.php?post_type=post&amp;author=111" xlink:type="simple">mhzdyr</text:a></text:p>
          </table:table-cell>
          <table:table-cell table:style-name="ce10" office:value-type="string" calcext:value-type="string">
            <text:p>Published</text:p>
            <text:p>2016/10/19</text:p>
          </table:table-cell>
          <table:table-cell table:number-columns-repeated="1020"/>
        </table:table-row>
        <table:table-row table:style-name="ro5">
          <table:table-cell table:style-name="ce5" office:value-type="float" office:value="66" calcext:value-type="float">
            <text:p>66</text:p>
          </table:table-cell>
          <table:table-cell table:style-name="ce7" office:value-type="string" calcext:value-type="string">
            <text:p>Memperbaiki menu Manokwari setelah memasang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68" xlink:type="simple">winardiaris</text:a></text:p>
          </table:table-cell>
          <table:table-cell table:style-name="ce10" office:value-type="string" calcext:value-type="string">
            <text:p>Published</text:p>
            <text:p>2016/10/24</text:p>
          </table:table-cell>
          <table:table-cell table:number-columns-repeated="1020"/>
        </table:table-row>
        <table:table-row table:style-name="ro5"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Menampilkan ikon pada Menu di BlankOn View</text:p>
          </table:table-cell>
          <table:table-cell table:style-name="ce10" office:value-type="string" calcext:value-type="string">
            <text:p><text:a xlink:href="http://panduan.blankonlinux.or.id/wp-admin/edit.php?post_type=post&amp;author=68" xlink:type="simple">winardiaris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5"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Memperbaiki Masalah Kecerahan Layar Pada BlankOn X Edit | Quick Edit | Trash | View</text:p>
          </table:table-cell>
          <table:table-cell table:style-name="ce10" office:value-type="string" calcext:value-type="string">
            <text:p><text:a xlink:href="http://panduan.blankonlinux.or.id/wp-admin/edit.php?post_type=post&amp;author=118" xlink:type="simple">trisfaizal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5">
          <table:table-cell table:style-name="ce4" office:value-type="float" office:value="69" calcext:value-type="float">
            <text:p>69</text:p>
          </table:table-cell>
          <table:table-cell table:style-name="ce7" office:value-type="string" calcext:value-type="string">
            <text:p>Unduh BlankOn dengan zsync-curl View</text:p>
          </table:table-cell>
          <table:table-cell table:style-name="ce10" office:value-type="string" calcext:value-type="string">
            <text:p><text:a xlink:href="http://panduan.blankonlinux.or.id/wp-admin/edit.php?post_type=post&amp;author=10" xlink:type="simple">Aftian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7" office:value-type="string" calcext:value-type="string">
            <text:p>Sayembara Maskot BlankOn Linux View</text:p>
          </table:table-cell>
          <table:table-cell table:style-name="ce10" office:value-type="string" calcext:value-type="string">
            <text:p><text:a xlink:href="http://panduan.blankonlinux.or.id/wp-admin/edit.php?post_type=post&amp;author=26" xlink:type="simple">Estu Fardani</text:a></text:p>
          </table:table-cell>
          <table:table-cell table:style-name="ce10" office:value-type="string" calcext:value-type="string">
            <text:p>Published</text:p>
            <text:p>2016/10/26</text:p>
          </table:table-cell>
          <table:table-cell table:number-columns-repeated="1020"/>
        </table:table-row>
        <table:table-row table:style-name="ro5"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Teamviewer installation View</text:p>
          </table:table-cell>
          <table:table-cell table:style-name="ce10" office:value-type="string" calcext:value-type="string">
            <text:p><text:a xlink:href="http://panduan.blankonlinux.or.id/wp-admin/edit.php?post_type=post&amp;author=120" xlink:type="simple">buitenzorg812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7" office:value-type="string" calcext:value-type="string">
            <text:p>Pengaturan Penggunaan Angka Arab dan Hindi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5"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Mengubah Tampilan Bahasa di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64" xlink:type="simple">hahn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5">
          <table:table-cell table:style-name="ce5" office:value-type="float" office:value="74" calcext:value-type="float">
            <text:p>74</text:p>
          </table:table-cell>
          <table:table-cell table:style-name="ce7" office:value-type="string" calcext:value-type="string">
            <text:p>Manokwari Hack View</text:p>
          </table:table-cell>
          <table:table-cell table:style-name="ce10" office:value-type="string" calcext:value-type="string">
            <text:p><text:a xlink:href="http://panduan.blankonlinux.or.id/wp-admin/edit.php?post_type=post&amp;author=120" xlink:type="simple">buitenzorg812</text:a></text:p>
          </table:table-cell>
          <table:table-cell table:style-name="ce10" office:value-type="string" calcext:value-type="string">
            <text:p>Published</text:p>
            <text:p>2016/10/28</text:p>
          </table:table-cell>
          <table:table-cell table:number-columns-repeated="1020"/>
        </table:table-row>
        <table:table-row table:style-name="ro5"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Catatan Kaki dan Catatan Akhir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28</text:p>
          </table:table-cell>
          <table:table-cell table:number-columns-repeated="1020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7" office:value-type="string" calcext:value-type="string">
            <text:p>Bermain dengan Maleo di Blankon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0/29</text:p>
          </table:table-cell>
          <table:table-cell office:value-type="string" calcext:value-type="string">
            <text:p>Terminal</text:p>
          </table:table-cell>
          <table:table-cell table:number-columns-repeated="1019"/>
        </table:table-row>
        <table:table-row table:style-name="ro5"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Menghubungkan Smartphone Android dan PC BlankOn Linux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30</text:p>
          </table:table-cell>
          <table:table-cell table:number-columns-repeated="1020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7" office:value-type="string" calcext:value-type="string">
            <text:p>Main Game Rainbow Blocks dari Gamee dengan Maleo View</text:p>
          </table:table-cell>
          <table:table-cell table:style-name="ce10" office:value-type="string" calcext:value-type="string">
            <text:p><text:a xlink:href="http://panduan.blankonlinux.or.id/wp-admin/edit.php?post_type=post&amp;author=64" xlink:type="simple">hahn</text:a></text:p>
          </table:table-cell>
          <table:table-cell table:style-name="ce10" office:value-type="string" calcext:value-type="string">
            <text:p>Published</text:p>
            <text:p>2016/10/30</text:p>
          </table:table-cell>
          <table:table-cell table:number-columns-repeated="1020"/>
        </table:table-row>
        <table:table-row table:style-name="ro5"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Tabel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06</text:p>
          </table:table-cell>
          <table:table-cell table:number-columns-repeated="1020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7" office:value-type="string" calcext:value-type="string">
            <text:p>Mengkoneksikan Speaker Bluetooth dengan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1" xlink:type="simple">Prince Of Giri</text:a></text:p>
          </table:table-cell>
          <table:table-cell table:style-name="ce10" office:value-type="string" calcext:value-type="string">
            <text:p>Published</text:p>
            <text:p>2016/11/06</text:p>
          </table:table-cell>
          <table:table-cell table:number-columns-repeated="1020"/>
        </table:table-row>
        <table:table-row table:style-name="ro5"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Mencetak Judul dan Header Tabel Pada Beberapa Halaman Dengan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08</text:p>
          </table:table-cell>
          <table:table-cell table:number-columns-repeated="1020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7" office:value-type="string" calcext:value-type="string">
            <text:p>Mengakses Google Drive dengan Nautilus View</text:p>
          </table:table-cell>
          <table:table-cell table:style-name="ce10" office:value-type="string" calcext:value-type="string">
            <text:p><text:a xlink:href="http://panduan.blankonlinux.or.id/wp-admin/edit.php?post_type=post&amp;author=30" xlink:type="simple">sdmoko</text:a></text:p>
          </table:table-cell>
          <table:table-cell table:style-name="ce10" office:value-type="string" calcext:value-type="string">
            <text:p>Published</text:p>
            <text:p>2016/11/09</text:p>
          </table:table-cell>
          <table:table-cell table:number-columns-repeated="1020"/>
        </table:table-row>
        <table:table-row table:style-name="ro5"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Menghilangkan Garis Bawah Merah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0</text:p>
          </table:table-cell>
          <table:table-cell table:number-columns-repeated="1020"/>
        </table:table-row>
        <table:table-row table:style-name="ro5">
          <table:table-cell table:style-name="ce5" office:value-type="float" office:value="84" calcext:value-type="float">
            <text:p>84</text:p>
          </table:table-cell>
          <table:table-cell table:style-name="ce7" office:value-type="string" calcext:value-type="string">
            <text:p>(no title) View</text:p>
          </table:table-cell>
          <table:table-cell table:style-name="ce10" office:value-type="string" calcext:value-type="string">
            <text:p><text:a xlink:href="http://panduan.blankonlinux.or.id/wp-admin/edit.php?post_type=post&amp;author=123" xlink:type="simple">insect</text:a></text:p>
          </table:table-cell>
          <table:table-cell table:style-name="ce10" office:value-type="string" calcext:value-type="string">
            <text:p>Published</text:p>
            <text:p>2016/11/11</text:p>
          </table:table-cell>
          <table:table-cell table:number-columns-repeated="1020"/>
        </table:table-row>
        <table:table-row table:style-name="ro5"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Menyesuaikan Bahasa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3</text:p>
          </table:table-cell>
          <table:table-cell table:number-columns-repeated="1020"/>
        </table:table-row>
        <table:table-row table:style-name="ro5">
          <table:table-cell table:style-name="ce5" office:value-type="float" office:value="86" calcext:value-type="float">
            <text:p>86</text:p>
          </table:table-cell>
          <table:table-cell table:style-name="ce7" office:value-type="string" calcext:value-type="string">
            <text:p>Cara menginstall CISCO Packet Tracer 7.0 pada BlankOn Linux 10 View</text:p>
          </table:table-cell>
          <table:table-cell table:style-name="ce10" office:value-type="string" calcext:value-type="string">
            <text:p><text:a xlink:href="http://panduan.blankonlinux.or.id/wp-admin/edit.php?post_type=post&amp;author=114" xlink:type="simple">AloysiusKevin</text:a></text:p>
          </table:table-cell>
          <table:table-cell table:style-name="ce10" office:value-type="string" calcext:value-type="string">
            <text:p>Published</text:p>
            <text:p>2016/11/14</text:p>
          </table:table-cell>
          <table:table-cell table:number-columns-repeated="1020"/>
        </table:table-row>
        <table:table-row table:style-name="ro5"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Beberapa Pertanyaan Tentang LibreOffice.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5</text:p>
          </table:table-cell>
          <table:table-cell table:number-columns-repeated="1020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7" office:value-type="string" calcext:value-type="string">
            <text:p>Cara install dan konfigurasi web server pada blankon 10 View</text:p>
          </table:table-cell>
          <table:table-cell table:style-name="ce10" office:value-type="string" calcext:value-type="string">
            <text:p><text:a xlink:href="http://panduan.blankonlinux.or.id/wp-admin/edit.php?post_type=post&amp;author=113" xlink:type="simple">nandasyam</text:a></text:p>
          </table:table-cell>
          <table:table-cell table:style-name="ce10" office:value-type="string" calcext:value-type="string">
            <text:p>Published</text:p>
            <text:p>2016/11/16</text:p>
          </table:table-cell>
          <table:table-cell table:number-columns-repeated="1020"/>
        </table:table-row>
        <table:table-row table:style-name="ro5"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Mengubah Tampilan Ikon Toolbar dan Sidebar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9</text:p>
          </table:table-cell>
          <table:table-cell table:number-columns-repeated="1020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7" office:value-type="string" calcext:value-type="string">
            <text:p>Mengubah Ukuran Ikon Toolbar dan Sidebar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9</text:p>
          </table:table-cell>
          <table:table-cell table:number-columns-repeated="1020"/>
        </table:table-row>
        <table:table-row table:style-name="ro5">
          <table:table-cell table:style-name="ce4" office:value-type="float" office:value="91" calcext:value-type="float">
            <text:p>91</text:p>
          </table:table-cell>
          <table:table-cell table:style-name="ce7" office:value-type="string" calcext:value-type="string">
            <text:p>Mengenal Makro pada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26</text:p>
          </table:table-cell>
          <table:table-cell table:number-columns-repeated="1020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7" office:value-type="string" calcext:value-type="string">
            <text:p>Belajar Makro dengan Macro Recording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27</text:p>
          </table:table-cell>
          <table:table-cell table:number-columns-repeated="1020"/>
        </table:table-row>
        <table:table-row table:style-name="ro5">
          <table:table-cell table:style-name="ce4" office:value-type="float" office:value="93" calcext:value-type="float">
            <text:p>93</text:p>
          </table:table-cell>
          <table:table-cell table:style-name="ce7" office:value-type="string" calcext:value-type="string">
            <text:p>Menjalankan Macro Python di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08</text:p>
          </table:table-cell>
          <table:table-cell table:number-columns-repeated="1020"/>
        </table:table-row>
        <table:table-row table:style-name="ro5">
          <table:table-cell table:style-name="ce5" office:value-type="float" office:value="94" calcext:value-type="float">
            <text:p>94</text:p>
          </table:table-cell>
          <table:table-cell table:style-name="ce7" office:value-type="string" calcext:value-type="string">
            <text:p>Menggunakan Laptop Sebagai Pengeras Suara Nirkabel View</text:p>
          </table:table-cell>
          <table:table-cell table:style-name="ce10" office:value-type="string" calcext:value-type="string">
            <text:p><text:a xlink:href="http://panduan.blankonlinux.or.id/wp-admin/edit.php?post_type=post&amp;author=128" xlink:type="simple">belthsazar_liem</text:a></text:p>
          </table:table-cell>
          <table:table-cell table:style-name="ce10" office:value-type="string" calcext:value-type="string">
            <text:p>Published</text:p>
            <text:p>2016/12/12</text:p>
          </table:table-cell>
          <table:table-cell table:number-columns-repeated="1020"/>
        </table:table-row>
        <table:table-row table:style-name="ro5">
          <table:table-cell table:style-name="ce4" office:value-type="float" office:value="95" calcext:value-type="float">
            <text:p>95</text:p>
          </table:table-cell>
          <table:table-cell table:style-name="ce7" office:value-type="string" calcext:value-type="string">
            <text:p>Cara Alternatif untuk Mengubah Susunan Papan Ketik di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2/22</text:p>
          </table:table-cell>
          <table:table-cell office:value-type="string" calcext:value-type="string">
            <text:p>Terminal</text:p>
          </table:table-cell>
          <table:table-cell table:number-columns-repeated="1019"/>
        </table:table-row>
        <table:table-row table:style-name="ro5">
          <table:table-cell table:style-name="ce5" office:value-type="float" office:value="96" calcext:value-type="float">
            <text:p>96</text:p>
          </table:table-cell>
          <table:table-cell table:style-name="ce7" office:value-type="string" calcext:value-type="string">
            <text:p>Mengenal Field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4</text:p>
          </table:table-cell>
          <table:table-cell table:number-columns-repeated="1020"/>
        </table:table-row>
        <table:table-row table:style-name="ro5">
          <table:table-cell table:style-name="ce4" office:value-type="float" office:value="97" calcext:value-type="float">
            <text:p>97</text:p>
          </table:table-cell>
          <table:table-cell table:style-name="ce7" office:value-type="string" calcext:value-type="string">
            <text:p>Mengatur Tampilan Field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table:number-columns-repeated="1020"/>
        </table:table-row>
        <table:table-row table:style-name="ro5">
          <table:table-cell table:style-name="ce5" office:value-type="float" office:value="98" calcext:value-type="float">
            <text:p>98</text:p>
          </table:table-cell>
          <table:table-cell table:style-name="ce7" office:value-type="string" calcext:value-type="string">
            <text:p>Mengatur Login Otomatis pada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office:value-type="string" calcext:value-type="string">
            <text:p>Terminal</text:p>
          </table:table-cell>
          <table:table-cell table:number-columns-repeated="1019"/>
        </table:table-row>
        <table:table-row table:style-name="ro5">
          <table:table-cell table:style-name="ce4" office:value-type="float" office:value="99" calcext:value-type="float">
            <text:p>99</text:p>
          </table:table-cell>
          <table:table-cell table:style-name="ce7" office:value-type="string" calcext:value-type="string">
            <text:p>Mengenal Field Bab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table:number-columns-repeated="1020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7" office:value-type="string" calcext:value-type="string">
            <text:p>Melihat Metadata Dokumen LibreOffice Writer Melalui Properti (Bagian 1, Tab Umum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31</text:p>
          </table:table-cell>
          <table:table-cell table:number-columns-repeated="1020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7" office:value-type="string" calcext:value-type="string">
            <text:p>Melihat Metadata Dokumen LibreOffice Writer Melalui Properti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31</text:p>
          </table:table-cell>
          <table:table-cell table:number-columns-repeated="1020"/>
        </table:table-row>
        <table:table-row table:style-name="ro5"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Melihat Metadata Dokumen LibreOffice Writer Melalui Properti (Bagian 3, Tab Keamanan, Fonta, dan Statistik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7/01/01</text:p>
          </table:table-cell>
          <table:table-cell table:number-columns-repeated="1020"/>
        </table:table-row>
        <table:table-row table:style-name="ro5">
          <table:table-cell table:style-name="ce4" office:value-type="float" office:value="103" calcext:value-type="float">
            <text:p>103</text:p>
          </table:table-cell>
          <table:table-cell table:style-name="ce7" office:value-type="string" calcext:value-type="string">
            <text:p>Membuat Sendiri Tema Gtk dari Tema yang Sudah Ada – Mengubah Warna View</text:p>
          </table:table-cell>
          <table:table-cell table:style-name="ce10" office:value-type="string" calcext:value-type="string">
            <text:p><text:a xlink:href="http://panduan.blankonlinux.or.id/wp-admin/edit.php?post_type=post&amp;author=127" xlink:type="simple">altintop</text:a></text:p>
          </table:table-cell>
          <table:table-cell table:style-name="ce10" office:value-type="string" calcext:value-type="string">
            <text:p>Published</text:p>
            <text:p>2017/01/18</text:p>
          </table:table-cell>
          <table:table-cell table:number-columns-repeated="1020"/>
        </table:table-row>
        <table:table-row table:style-name="ro5"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Mengatasi Gagal Install Grub Tambora Mode EFI View</text:p>
          </table:table-cell>
          <table:table-cell table:style-name="ce10" office:value-type="string" calcext:value-type="string">
            <text:p><text:a xlink:href="http://panduan.blankonlinux.or.id/wp-admin/edit.php?post_type=post&amp;author=127" xlink:type="simple">altintop</text:a></text:p>
          </table:table-cell>
          <table:table-cell table:style-name="ce10" office:value-type="string" calcext:value-type="string">
            <text:p>Published</text:p>
            <text:p>2017/01/22</text:p>
          </table:table-cell>
          <table:table-cell table:number-columns-repeated="1020"/>
        </table:table-row>
        <table:table-row table:style-name="ro5">
          <table:table-cell table:style-name="ce4" office:value-type="float" office:value="105" calcext:value-type="float">
            <text:p>105</text:p>
          </table:table-cell>
          <table:table-cell table:style-name="ce7" office:value-type="string" calcext:value-type="string">
            <text:p>10 Hal yang di lakukan setalah install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34" xlink:type="simple">kuriyanto</text:a></text:p>
          </table:table-cell>
          <table:table-cell table:style-name="ce10" office:value-type="string" calcext:value-type="string">
            <text:p>Published</text:p>
            <text:p>2017/03/05</text:p>
          </table:table-cell>
          <table:table-cell table:number-columns-repeated="1020"/>
        </table:table-row>
        <table:table-row table:style-name="ro5"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Belajar Membuat Template Dengan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7/03/10</text:p>
          </table:table-cell>
          <table:table-cell table:number-columns-repeated="1020"/>
        </table:table-row>
        <table:table-row table:style-name="ro5"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Cara Install dan Dual Boot Remix OS Dengan BlankOn View</text:p>
          </table:table-cell>
          <table:table-cell table:style-name="ce10" office:value-type="string" calcext:value-type="string">
            <text:p><text:a xlink:href="http://panduan.blankonlinux.or.id/wp-admin/edit.php?post_type=post&amp;author=136" xlink:type="simple">Pantana</text:a></text:p>
          </table:table-cell>
          <table:table-cell table:style-name="ce10" office:value-type="string" calcext:value-type="string">
            <text:p>Published</text:p>
            <text:p>2017/03/14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kap.A4:Rekap.G1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Tahoma" svg:font-family="Tahoma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1:08:45.795768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creation-date>2017-05-19T08:13:13Z</meta:creation-date>
    <dc:date>2017-05-21T03:19:03.183237915</dc:date>
    <meta:editing-cycles>5</meta:editing-cycles>
    <meta:editing-duration>PT1H53M46S</meta:editing-duration>
    <dc:creator>Faiq Aminuddin</dc:creator>
    <meta:document-statistic meta:table-count="1" meta:cell-count="506" meta:object-count="0"/>
  </office:meta>
</office:document-meta>
</file>